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padding="0in" fo:border="none"/>
    </style:style>
    <style:style style:name="P2" style:family="paragraph" style:parent-style-name="Text_20_body">
      <style:paragraph-properties fo:padding="0in" fo:border="none"/>
      <style:text-properties fo:font-weight="normal" style:font-weight-asian="normal" style:font-weight-complex="normal"/>
    </style:style>
    <style:style style:name="P3" style:family="paragraph" style:parent-style-name="Text_20_body">
      <style:paragraph-properties fo:padding="0in" fo:border="none"/>
      <style:text-properties officeooo:paragraph-rsid="000f413d"/>
    </style:style>
    <style:style style:name="T1" style:family="text">
      <style:text-properties officeooo:rsid="000f413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f413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Curry</text:span>, <text:span text:style-name="T1">M</text:span> (<text:span text:style-name="T1">August</text:span> <text:span text:style-name="T1">2024</text:span>) <text:span text:style-name="T1">flask-starter-app</text:span> (Version 1.0) [Source code<text:span text:style-name="T3">] </text:span><text:a xlink:type="simple" xlink:href="https://github.com/osu-cs340-ecampus/flask-starter-app" text:style-name="Internet_20_link" text:visited-style-name="Visited_20_Internet_20_Link"><text:span text:style-name="Strong_20_Emphasis"><text:span text:style-name="T3">https://github.com/osu-cs340-ecampus/flask-starter-app</text:span></text:span></text:a></text:p>
      <text:p text:style-name="P3"><text:span text:style-name="Strong_20_Emphasis"><text:span text:style-name="T4">Curry</text:span></text:span><text:span text:style-name="Strong_20_Emphasis"><text:span text:style-name="T3">, </text:span></text:span><text:span text:style-name="Strong_20_Emphasis"><text:span text:style-name="T4">M</text:span></text:span><text:span text:style-name="Strong_20_Emphasis"><text:span text:style-name="T3"> (</text:span></text:span><text:span text:style-name="Strong_20_Emphasis"><text:span text:style-name="T4">August</text:span></text:span><text:span text:style-name="Strong_20_Emphasis"><text:span text:style-name="T3"> </text:span></text:span><text:span text:style-name="Strong_20_Emphasis"><text:span text:style-name="T4">2024</text:span></text:span><text:span text:style-name="Strong_20_Emphasis"><text:span text:style-name="T3">) </text:span></text:span><text:span text:style-name="Strong_20_Emphasis"><text:span text:style-name="T4">bas_people_app</text:span></text:span><text:span text:style-name="Strong_20_Emphasis"><text:span text:style-name="T3"> (Version 1.0) [Source code] </text:span></text:span><text:a xlink:type="simple" xlink:href="https://github.com/osu-cs340-ecampus/flask-starter-app/tree/master/bsg_people_app" text:style-name="Internet_20_link" text:visited-style-name="Visited_20_Internet_20_Link"><text:span text:style-name="Strong_20_Emphasis"><text:span text:style-name="T3">https://github.com/osu-cs340-ecampus/flask-starter-app/tree/master/bsg_people_app</text:span></text:span></text:a></text:p>
      <text:p text:style-name="P3"><text:span text:style-name="Strong_20_Emphasis"><text:span text:style-name="T3">Pallets Projects. (2024). </text:span></text:span><text:span text:style-name="Strong_20_Emphasis"><text:span text:style-name="Emphasis"><text:span text:style-name="T3">Jinja documentation</text:span></text:span></text:span><text:span text:style-name="Strong_20_Emphasis"><text:span text:style-name="T3"> (Version 3.1.x). Retrieved August 11, 2024 from </text:span></text:span><text:a xlink:type="simple" xlink:href="https://jinja.palletsprojects.com/en/3.1.x/" text:style-name="Internet_20_link" text:visited-style-name="Visited_20_Internet_20_Link"><text:span text:style-name="Strong_20_Emphasis"><text:span text:style-name="T3">https://jinja.palletsprojects.com/en/3.1.x/</text:span></text:span></text:a></text:p>
      <text:p text:style-name="P3"><text:span text:style-name="Strong_20_Emphasis"><text:span text:style-name="T3">Bootsnipp. (n.d.). </text:span></text:span><text:span text:style-name="Strong_20_Emphasis"><text:span text:style-name="Emphasis"><text:span text:style-name="T3">Bootstrap snippet: Simple login form</text:span></text:span></text:span><text:span text:style-name="Strong_20_Emphasis"><text:span text:style-name="T3">. Retrieved August 11, 2024, from </text:span></text:span><text:a xlink:type="simple" xlink:href="https://bootsnipp.com/snippets/kWBPV" text:style-name="Internet_20_link" text:visited-style-name="Visited_20_Internet_20_Link"><text:span text:style-name="Strong_20_Emphasis"><text:span text:style-name="T3">https://bootsnipp.com/snippets/kWBPV</text:span></text:span></text:a></text:p>
      <text:p text:style-name="P3"><text:span text:style-name="Strong_20_Emphasis"><text:span text:style-name="T3">Kaurav, S. (2024, August 11). </text:span></text:span><text:span text:style-name="Strong_20_Emphasis"><text:span text:style-name="Emphasis"><text:span text:style-name="T3">Flask-WTF forms: Dynamic fields using JavaScript</text:span></text:span></text:span><text:span text:style-name="Strong_20_Emphasis"><text:span text:style-name="T3">. Hashnode. Retrieved from </text:span></text:span><text:a xlink:type="simple" xlink:href="https://sagarkaurav.hashnode.dev/flask-wtf-forms-dynamic-fields-using-javascript" office:target-frame-name="_new" xlink:show="replace" text:style-name="Internet_20_link" text:visited-style-name="Visited_20_Internet_20_Link"><text:span text:style-name="Strong_20_Emphasis"><text:span text:style-name="T3">https://sagarkaurav.hashnode.dev/flask-wtf-forms-dynamic-fields-using-javascript</text:span></text:span></text:a>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12:39:08.843559520</meta:creation-date>
    <dc:date>2024-08-11T13:53:54.494513555</dc:date>
    <meta:editing-duration>PT54M25S</meta:editing-duration>
    <meta:editing-cycles>1</meta:editing-cycles>
    <meta:document-statistic meta:table-count="0" meta:image-count="0" meta:object-count="0" meta:page-count="1" meta:paragraph-count="5" meta:word-count="61" meta:character-count="717" meta:non-whitespace-character-count="661"/>
    <meta:generator>LibreOffice/7.3.7.2$Linux_X86_64 LibreOffice_project/30$Build-2</meta:generator>
  </office:meta>
</office:document-meta>
</file>